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text/xml" manifest:full-path="meta.xml"/>
  <manifest:file-entry manifest:media-type="text/xml" manifest:full-path="styles.xml"/>
  <manifest:file-entry manifest:media-type="" manifest:full-path="Configurations2/accelerator/current.xml"/>
  <manifest:file-entry manifest:media-type="application/vnd.sun.xml.ui.configuration" manifest:full-path="Configurations2/"/>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16/settings.xml"/>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application/vnd.oasis.opendocument.formula" manifest:version="1.2" manifest:full-path="Object 16/"/>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application/vnd.oasis.opendocument.formula" manifest:version="1.2" manifest:full-path="Object 2/"/>
  <manifest:file-entry manifest:media-type="image/png" manifest:full-path="Thumbnails/thumbnail.png"/>
  <manifest:file-entry manifest:media-type="text/xml" manifest:full-path="Object 6/settings.xml"/>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application/vnd.oasis.opendocument.formula" manifest:version="1.2" manifest:full-path="Object 6/"/>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settings.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application/rdf+xml" manifest:full-path="manifest.rdf"/>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content.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15/settings.xml"/>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application/vnd.oasis.opendocument.formula" manifest:version="1.2" manifest:full-path="Object 15/"/>
  <manifest:file-entry manifest:media-type="text/xml" manifest:full-path="Object 18/settings.xml"/>
  <manifest:file-entry manifest:media-type="text/xml" manifest:full-path="Object 18/content.xml"/>
  <manifest:file-entry manifest:media-type="" manifest:full-path="Object 18/Configurations2/accelerator/current.xml"/>
  <manifest:file-entry manifest:media-type="application/vnd.sun.xml.ui.configuration" manifest:full-path="Object 18/Configurations2/"/>
  <manifest:file-entry manifest:media-type="application/vnd.oasis.opendocument.formula" manifest:version="1.2" manifest:full-path="Object 18/"/>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8"/>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Reading notes on Goodfellow's book on Deep Learning</text:h>
      <text:p text:style-name="Standard"/>
      <text:p text:style-name="Standard">Deep learning focus = “intuitive problems” that “feel automatic” as opposed to “intellectually difficult” problems such as playing chess. </text:p>
      <text:p text:style-name="Standard"/>
      <text:p text:style-name="Standard">Representation learning. “Learned representations often often result in much better performance than can be obtained with hand-designed representations”. </text:p>
      <text:p text:style-name="Standard"/>
      <text:p text:style-name="Standard">Example of representation learning = autoencoder (encoder + decoder). </text:p>
      <text:p text:style-name="Standard"/>
      <text:p text:style-name="Standard">Learning features involves separating “factors” that influence the data. A major difficulty in real-world apps is “to disentangle the factors of variation and discard the ones that we do not care about”. </text:p>
      <text:p text:style-name="Standard"/>
      <text:p text:style-name="Standard">Deep learning: learning a hierarchy of features = “representations that are expressed in terms of other, simpler representations”. </text:p>
      <text:p text:style-name="Standard"/>
      <text:p text:style-name="Standard">Deep learning started in the 40's. It was called cybernetics in the 1940s-60s. Was called connectionism (neural networks) in the 1980s-90s. Re-surged in 2006 under the name deep learning. </text:p>
      <text:p text:style-name="Standard"/>
      <text:p text:style-name="P1"><text:span text:style-name="T1">Mentions the no free lunch theorem to justify developing task-dependent applications.</text:span> <text:span text:style-name="T4">No universally superior machine learning algorithm.</text:span></text:p>
      <text:p text:style-name="P1"/>
      <text:p text:style-name="Standard"><text:span text:style-name="T1">Deep feedforward networks. There is no backward connection. Chain structure = function composition, “</text:span>these networks are called neural because they are loosely inspired by</text:p>
      <text:p text:style-name="Standard">neuroscience”. Maximum likelihood learning. So, in fact, these networks represent conditional probability distributions. </text:p>
      <text:p text:style-name="Standard"/>
      <text:p text:style-name="Standard">The challenge is to approximate a function f*(x). Makes it clear that deep learning can also be seen as a scheme to mimic an existing algorithm. </text:p>
      <text:p text:style-name="Standard"/>
      <text:p text:style-name="Standard">Learning the XOR function is a simple example where linear approximation fails.</text:p>
      <text:p text:style-name="Standard"/>
      <text:p text:style-name="Standard">Composing linear functions yields a linear function (same for affine BTW). Most neural functions use an affine transformation controlled by learned parameters followed by a fixed nonlinear function called an activation function. <text:span text:style-name="T1">Typically, each layer implements an operation of the form:</text:span></text:p>
      <text:p text:style-name="P2"/>
      <text:p text:style-name="P2"><draw:frame draw:style-name="fr1" draw:name="Object4" text:anchor-type="as-char" svg:y="-0.172in" svg:width="0.8689in" svg:height="0.2201in" draw:z-index="3"><draw:object xlink:href="./Object 4" xlink:type="simple" xlink:show="embed" xlink:actuate="onLoad"/><draw:image xlink:href="./ObjectReplacements/Object 4" xlink:type="simple" xlink:show="embed" xlink:actuate="onLoad"/></draw:frame></text:p>
      <text:p text:style-name="P2"/>
      <text:p text:style-name="Standard">Default activation function in modern nets: ReLU function (rectified linear unit), defined as g(z) = max(0, z). </text:p>
      <text:p text:style-name="Standard"/>
      <text:p text:style-name="Standard">Learning XOR with two layers: 2x2 affine followed by ReLU followed by 1x2 affine. </text:p>
      <text:p text:style-name="P2"><text:s/></text:p>
      <text:p text:style-name="Standard"><text:span text:style-name="T1">Gradient-based learning: “</text:span>the nonlinearity of a neural network causes most interesting loss</text:p>
      <text:p text:style-name="Standard">functions to become nonconvex”.</text:p>
      <text:p text:style-name="P2"/>
      <text:p text:style-name="P2">Sigmoid activation function:</text:p>
      <text:p text:style-name="P2"/>
      <text:p text:style-name="P2"><text:soft-page-break/><draw:frame draw:style-name="fr1" draw:name="Object2" text:anchor-type="as-char" svg:y="-0.2437in" svg:width="1.0008in" svg:height="0.4165in" draw:z-index="2"><draw:object xlink:href="./Object 2" xlink:type="simple" xlink:show="embed" xlink:actuate="onLoad"/><draw:image xlink:href="./ObjectReplacements/Object 2" xlink:type="simple" xlink:show="embed" xlink:actuate="onLoad"/></draw:frame></text:p>
      <text:p text:style-name="P2"/>
      <text:p text:style-name="P2">Good to smoothly encode probability on a binary variable. Convert a real value <text:span text:style-name="T2">z</text:span> into a probability on binary variable <text:span text:style-name="T2">y</text:span> such that log<text:span text:style-name="T2">P</text:span>(<text:span text:style-name="T2">y</text:span>) = <text:span text:style-name="T2">yz </text:span><text:span text:style-name="T3">without normalization</text:span>:<draw:frame draw:style-name="fr1" draw:name="Object1" text:anchor-type="as-char" svg:y="-0.152in" svg:width="1.122in" svg:height="0.2in" draw:z-index="0"><draw:object xlink:href="./Object 1" xlink:type="simple" xlink:show="embed" xlink:actuate="onLoad"/><draw:image xlink:href="./ObjectReplacements/Object 1" xlink:type="simple" xlink:show="embed" xlink:actuate="onLoad"/></draw:frame>. In such context, <text:span text:style-name="T2">z</text:span> is called a logit. </text:p>
      <text:p text:style-name="P2"/>
      <text:p text:style-name="P2">Softmax function. Generalization of the sigmoid to <text:span text:style-name="T2">n</text:span> classes:</text:p>
      <text:p text:style-name="P2"/>
      <text:p text:style-name="P2"><draw:frame draw:style-name="fr1" draw:name="Object3" text:anchor-type="as-char" svg:y="-0.2701in" svg:width="1.5839in" svg:height="0.55in" draw:z-index="4"><draw:object xlink:href="./Object 3" xlink:type="simple" xlink:show="embed" xlink:actuate="onLoad"/><draw:image xlink:href="./ObjectReplacements/Object 3" xlink:type="simple" xlink:show="embed" xlink:actuate="onLoad"/><svg:desc>formula</svg:desc></draw:frame></text:p>
      <text:p text:style-name="P2">Numerically stable version is to subtract the max of zi's. This representation is overparameterized. Force one component of z to zero to avoid this problem. Equivalently, we can use this representation to represent probability on n+1 classes, redefining softmax as: </text:p>
      <text:p text:style-name="P2"/>
      <text:p text:style-name="P2"><draw:frame draw:style-name="fr1" draw:name="Object5" text:anchor-type="as-char" svg:y="-0.2701in" svg:width="1.3854in" svg:height="0.55in" draw:z-index="5"><draw:object xlink:href="./Object 5" xlink:type="simple" xlink:show="embed" xlink:actuate="onLoad"/><draw:image xlink:href="./ObjectReplacements/Object 5" xlink:type="simple" xlink:show="embed" xlink:actuate="onLoad"/><svg:desc>formula</svg:desc></draw:frame></text:p>
      <text:p text:style-name="P2"/>
      <text:p text:style-name="P2">Architecture: define the depth of the network (number of layers) and the width of each layer (dimension of the hidden variables). </text:p>
      <text:p text:style-name="P2"/>
      <text:p text:style-name="Standard"><text:span text:style-name="T1">Universal approximation theorem: any measurable function from and to finite dimensional spaces can be approximated arbitrarily well </text:span>provided that the network is given enough hidden units. Also true for a single layer, but can then be way too large... “In many circumstances, using deeper models can reduce the number of units required to represent the desired function”. </text:p>
      <text:p text:style-name="Standard"/>
      <text:p text:style-name="Standard">Empirical evidence suggests that generalization increases with depth. When connecting two layers, one may want to use sparse connections (e.g., convolutional networks).</text:p>
      <text:p text:style-name="Standard"/>
      <text:p text:style-name="Standard">Computational graph. Each node is a variable. Each arrow represents a functional dependency. Backprop exploits the chain rule of differential calculus. If we have a deterministic chain <text:s/><draw:frame draw:style-name="fr1" draw:name="Object12" text:anchor-type="as-char" svg:y="-0.1484in" svg:width="0.6984in" svg:height="0.1839in" draw:z-index="6"><draw:object xlink:href="./Object 12" xlink:type="simple" xlink:show="embed" xlink:actuate="onLoad"/><draw:image xlink:href="./ObjectReplacements/Object 12" xlink:type="simple" xlink:show="embed" xlink:actuate="onLoad"/></draw:frame>, i.e. a composition of two functions, then the gradient of <text:span text:style-name="T2">z</text:span> wrt <text:span text:style-name="T2">x</text:span> can be obtained from the gradient wrt <text:span text:style-name="T2">y</text:span> via the transposed Jacobian matrix of <text:span text:style-name="T2">y</text:span> wrt <text:span text:style-name="T2">x</text:span>:</text:p>
      <text:p text:style-name="Standard"/>
      <text:p text:style-name="Standard"><draw:frame draw:style-name="fr1" draw:name="Object14" text:anchor-type="as-char" svg:y="-0.2681in" svg:width="1.2925in" svg:height="0.4165in" draw:z-index="7"><draw:object xlink:href="./Object 14" xlink:type="simple" xlink:show="embed" xlink:actuate="onLoad"/><draw:image xlink:href="./ObjectReplacements/Object 14" xlink:type="simple" xlink:show="embed" xlink:actuate="onLoad"/></draw:frame></text:p>
      <text:p text:style-name="Standard"/>
      <text:h text:style-name="Heading_20_3" text:outline-level="3">Notes on Bishop, PRML, Chapter 5</text:h>
      <text:p text:style-name="Standard"/>
      <text:p text:style-name="Standard">Batch method: a method that “use the whole data at once”, as opposed to on-line method.</text:p>
      <text:p text:style-name="Standard"/>
      <text:p text:style-name="Standard">Error backpropagation is concerned with the evaluation of the evaluation of the error gradient (turns out that errors are propagated backwards). Optimization not necessarily performed using stochastic gradient descent, can be any gradient-based method we want. </text:p>
      <text:p text:style-name="Standard"/>
      <text:p text:style-name="Standard">In a feedforward neural network, the gradient of an additive error function can be computed efficiently “using a local message passing scheme in which information is sent alternately forwards and backwards through the network”. </text:p>
      <text:p text:style-name="Standard">Invariance of the network with respect to changes in the output can be implemented in different <text:soft-page-break/>ways: augmenting training set, regularization (e.g. tangent propagation), pre-processing of data to extract invariant features, or built-in invariance (as in CNNs).</text:p>
      <text:p text:style-name="Standard"/>
      <text:p text:style-name="Standard">CNN = neural network with local receptive fields, weight sharing, subsampling. “If we think of the units as feature detectors, then all of the units in a feature map detect the same pattern but at different locations in the input image.” Final layer: fully connected, fully adaptive.</text:p>
      <text:p text:style-name="Standard"/>
      <text:p text:style-name="Standard">Basically, a CNN is a feature extraction based on successive convolutions and nonlinearities, followed by a multinomial logistic regression.</text:p>
      <text:p text:style-name="Standard"/>
      <text:p text:style-name="Standard">“Convolutional networks stand out as an example of neuroscientiﬁc principles inﬂuencing deep learning”. </text:p>
      <text:p text:style-name="Standard"/>
      <text:p text:style-name="Standard">Convolution has three key properties. <text:span text:style-name="T2">Sparse connectivity</text:span> (between input and output) is achieved by making the kernel smaller than the input. <text:span text:style-name="T2">Parameter sharing</text:span> dramatically reduces the number of parameters to learn. <text:span text:style-name="T2">Equivariance to translation</text:span> is the fact that convolution and translation commute. </text:p>
      <text:p text:style-name="Standard"/>
      <text:p text:style-name="Standard">“Models that do not use convolution would be able to learn even if we permuted all the pixels in the image.”</text:p>
      <text:p text:style-name="Standard"/>
      <text:p text:style-name="Standard">Convolution is not equivariant to rotation or scaling. “Other mechanisms are necessary for handling these kinds of transformations.” <text:s/></text:p>
      <text:p text:style-name="Standard"/>
      <text:p text:style-name="Standard">A typical layer of a CNN consists of three stages. First stage: several convolutions in parallel produce a set of linear activations. Second stage ('detector stage'): a nonlinear activation function is applied to each linear activation. Third stage: pooling. </text:p>
      <text:p text:style-name="Standard"/>
      <text:p text:style-name="Standard">Note that, depending on terminologies, the convolution layer entails these three steps or each step is a “layer”. <text:s text:c="2"/></text:p>
      <text:p text:style-name="Standard"/>
      <text:p text:style-name="Standard">Pooling is thus important.</text:p>
      <text:p text:style-name="Standard"/>
      <text:p text:style-name="Standard">“A pooling function replaces the output of the net at a certain location with a summary statistic of the nearby outputs.”</text:p>
      <text:p text:style-name="Standard"/>
      <text:p text:style-name="Standard">“pooling helps to make the representation approximately invariant to small translations of the input”. In the text, invariance to small translations seems to become invariance to translation. Just a side note.</text:p>
      <text:p text:style-name="Standard"/>
      <text:p text:style-name="Standard">“if we pool over the outputs of separately parametrized convolutions, the features can learn which transformations to become invariant to”. Well, convolution too as far as I understand (when not restricted to spatial convolution). </text:p>
      <text:p text:style-name="Standard"/>
      <text:p text:style-name="Standard">Goodfellow stresses the fact that what is meant by “convolution” in CNN context differs from “the standard discrete convolution operation” in several ways. </text:p>
      <text:p text:style-name="Standard"/>
      <text:p text:style-name="Standard">First, several convolutions are typically performed in parallel. “Usually we want each layer of our network to extract many kinds of features, at many locations”. Second, these are multichannel convolutions (hence are not commutative unless the number of channels is kept constant). </text:p>
      <text:p text:style-name="Standard"/>
      <text:p text:style-name="Standard">Well... in fact, it looks like Goodfellow is mainly talking about different ways to parameterize a <text:soft-page-break/>linear operator (that can be more general than convolution)... not hugely interesting. </text:p>
      <text:p text:style-name="Standard"/>
      <text:p text:style-name="Standard"/>
      <text:p text:style-name="Standard"/>
      <text:h text:style-name="Heading_20_3" text:outline-level="3">Understanding backprop...</text:h>
      <text:p text:style-name="Standard"/>
      <text:p text:style-name="Standard">Let us consider a compositional sequence:<draw:frame draw:style-name="fr1" draw:name="Object6" text:anchor-type="as-char" svg:y="-0.1484in" svg:width="0.4429in" svg:height="0.2091in" draw:z-index="1"><draw:object xlink:href="./Object 6" xlink:type="simple" xlink:show="embed" xlink:actuate="onLoad"/><draw:image xlink:href="./ObjectReplacements/Object 6" xlink:type="simple" xlink:show="embed" xlink:actuate="onLoad"/><svg:desc>formula</svg:desc></draw:frame>, <draw:frame draw:style-name="fr1" draw:name="Object7" text:anchor-type="as-char" svg:y="-0.152in" svg:width="1.0173in" svg:height="0.2126in" draw:z-index="8"><draw:object xlink:href="./Object 7" xlink:type="simple" xlink:show="embed" xlink:actuate="onLoad"/><draw:image xlink:href="./ObjectReplacements/Object 7" xlink:type="simple" xlink:show="embed" xlink:actuate="onLoad"/><svg:desc>formula</svg:desc></draw:frame>and say we want to compute the derivative of<draw:frame draw:style-name="fr1" draw:name="Object8" text:anchor-type="as-char" svg:y="-0.1484in" svg:width="0.4563in" svg:height="0.2091in" draw:z-index="9"><draw:object xlink:href="./Object 8" xlink:type="simple" xlink:show="embed" xlink:actuate="onLoad"/><draw:image xlink:href="./ObjectReplacements/Object 8" xlink:type="simple" xlink:show="embed" xlink:actuate="onLoad"/><svg:desc>formula</svg:desc></draw:frame>wrt the different<draw:frame draw:style-name="fr1" draw:name="Object9" text:anchor-type="as-char" svg:y="-0.1193in" svg:width="0.1965in" svg:height="0.1807in" draw:z-index="10"><draw:object xlink:href="./Object 9" xlink:type="simple" xlink:show="embed" xlink:actuate="onLoad"/><draw:image xlink:href="./ObjectReplacements/Object 9" xlink:type="simple" xlink:show="embed" xlink:actuate="onLoad"/><svg:desc>formula</svg:desc></draw:frame>'s for<draw:frame draw:style-name="fr1" draw:name="Object10" text:anchor-type="as-char" svg:y="-0.1484in" svg:width="0.7181in" svg:height="0.1839in" draw:z-index="11"><draw:object xlink:href="./Object 10" xlink:type="simple" xlink:show="embed" xlink:actuate="onLoad"/><draw:image xlink:href="./ObjectReplacements/Object 10" xlink:type="simple" xlink:show="embed" xlink:actuate="onLoad"/><svg:desc>formula</svg:desc></draw:frame>. </text:p>
      <text:p text:style-name="Standard"/>
      <text:p text:style-name="Standard">We first compute the successive values of <draw:frame draw:style-name="fr1" draw:name="Object13" text:anchor-type="as-char" svg:y="-0.1484in" svg:width="0.1902in" svg:height="0.2091in" draw:z-index="12"><draw:object xlink:href="./Object 11" xlink:type="simple" xlink:show="embed" xlink:actuate="onLoad"/><draw:image xlink:href="./ObjectReplacements/Object 11" xlink:type="simple" xlink:show="embed" xlink:actuate="onLoad"/><svg:desc>formula</svg:desc></draw:frame>by forward propagation. This is straightforward.</text:p>
      <text:p text:style-name="Standard"/>
      <text:p text:style-name="Standard">Next, we note that the following relation holds by rule of composition, since we have a chain <draw:frame draw:style-name="fr1" draw:name="Object20" text:anchor-type="as-char" svg:y="-0.1484in" svg:width="0.7547in" svg:height="0.2091in" draw:z-index="13"><draw:object xlink:href="./Object 13" xlink:type="simple" xlink:show="embed" xlink:actuate="onLoad"/><draw:image xlink:href="./ObjectReplacements/Object 13" xlink:type="simple" xlink:show="embed" xlink:actuate="onLoad"/><svg:desc>formula</svg:desc></draw:frame>:</text:p>
      <text:p text:style-name="Standard"/>
      <text:p text:style-name="Standard"><draw:frame draw:style-name="fr1" draw:name="Object11" text:anchor-type="as-char" svg:y="-0.2689in" svg:width="1.0075in" svg:height="0.4425in" draw:z-index="14"><draw:object xlink:href="./Object 15" xlink:type="simple" xlink:show="embed" xlink:actuate="onLoad"/><draw:image xlink:href="./ObjectReplacements/Object 15" xlink:type="simple" xlink:show="embed" xlink:actuate="onLoad"/><svg:desc>formula</svg:desc></draw:frame>(1)</text:p>
      <text:p text:style-name="Standard"/>
      <text:p text:style-name="Standard">Exploiting another chain <draw:frame draw:style-name="fr1" draw:name="Object24" text:anchor-type="as-char" svg:y="-0.1484in" svg:width="0.8835in" svg:height="0.2098in" draw:z-index="15"><draw:object xlink:href="./Object 16" xlink:type="simple" xlink:show="embed" xlink:actuate="onLoad"/><draw:image xlink:href="./ObjectReplacements/Object 16" xlink:type="simple" xlink:show="embed" xlink:actuate="onLoad"/><svg:desc>formula</svg:desc></draw:frame>, we also note: </text:p>
      <text:p text:style-name="Standard"/>
      <text:p text:style-name="Standard"><draw:frame draw:style-name="fr1" draw:name="Object19" text:anchor-type="as-char" svg:y="-0.2693in" svg:width="2.3335in" svg:height="0.4429in" draw:z-index="16"><draw:object xlink:href="./Object 17" xlink:type="simple" xlink:show="embed" xlink:actuate="onLoad"/><draw:image xlink:href="./ObjectReplacements/Object 17" xlink:type="simple" xlink:show="embed" xlink:actuate="onLoad"/><svg:desc>formula</svg:desc></draw:frame>(2)</text:p>
      <text:p text:style-name="Standard"/>
      <text:p text:style-name="Standard">Hence the Jacobian of <text:span text:style-name="T2">y</text:span> wrt<draw:frame draw:style-name="fr1" draw:name="Object21" text:anchor-type="as-char" svg:y="-0.1484in" svg:width="0.1902in" svg:height="0.2091in" draw:z-index="17"><draw:object xlink:href="./Object 18" xlink:type="simple" xlink:show="embed" xlink:actuate="onLoad"/><draw:image xlink:href="./ObjectReplacements/Object 18" xlink:type="simple" xlink:show="embed" xlink:actuate="onLoad"/><svg:desc>formula</svg:desc></draw:frame>can be computed using a recurrence and plugged into (1) to compute the desired derivative, enabling to compute the gradient (1) via (2) using a backward recurrence from <text:span text:style-name="T2">n</text:span> to <text:span text:style-name="T2">i</text:span>.</text:p>
      <text:p text:style-name="Standard"/>
      <text:p text:style-name="Standard">Basically, write down the computational graph (including weights and associated edges towards variables). Each edge involves a Jacobian (of the child variable wrt to the parent). To compute the <text:s/>derivative wrt any parameter, consider the path from that parameter to the output variable, and apply the chain rule.</text:p>
      <text:p text:style-name="Standard"/>
      <text:h text:style-name="Heading_20_3" text:outline-level="3">TensorFlow</text:h>
      <text:p text:style-name="Standard"/>
      <text:p text:style-name="Standard">“TensorFlow is an open source software library for numerical computation using data flow graphs. Nodes in the graph represent mathematical operations, while the graph edges represent the multidimensional data arrays (tensors) communicated between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xis Roche</meta:initial-creator>
    <meta:creation-date>2017-10-02T15:14:37</meta:creation-date>
    <meta:generator>OpenOffice/4.1.3$Unix OpenOffice.org_project/413m1$Build-9783</meta:generator>
    <dc:date>2017-11-06T16:57:49</dc:date>
    <dc:creator>Alexis Roche</dc:creator>
    <meta:editing-duration>P5DT5H49M26S</meta:editing-duration>
    <meta:editing-cycles>163</meta:editing-cycles>
    <meta:document-statistic meta:table-count="0" meta:image-count="0" meta:object-count="18" meta:page-count="4" meta:paragraph-count="62" meta:word-count="1279" meta:character-count="8449"/>
  </office:meta>
</office:document-meta>
</file>

<file path=Object 1/content.xml><?xml version="1.0" encoding="utf-8"?>
<math xmlns="http://www.w3.org/1998/Math/MathML">
  <semantics>
    <mrow>
      <mo stretchy="false">σ</mo>
      <mrow>
        <mrow>
          <mo stretchy="false">(</mo>
          <mrow>
            <mi>z</mi>
          </mrow>
          <mo stretchy="false">)</mo>
        </mrow>
        <mo stretchy="false">=</mo>
        <mi>P</mi>
      </mrow>
      <mrow>
        <mo stretchy="false">(</mo>
        <mrow>
          <mrow>
            <mi>y</mi>
            <mo stretchy="false">=</mo>
            <mn>1</mn>
          </mrow>
        </mrow>
        <mo stretchy="false">)</mo>
      </mrow>
    </mrow>
    <annotation encoding="StarMath 5.0">%sigma(z)=P(y=1)</annotation>
  </semantics>
</math>
</file>

<file path=Object 10/content.xml><?xml version="1.0" encoding="utf-8"?>
<math xmlns="http://www.w3.org/1998/Math/MathML">
  <semantics>
    <mrow>
      <mrow>
        <mi>i</mi>
        <mo stretchy="false">=</mo>
        <mn>1</mn>
      </mrow>
      <mi>,</mi>
      <mn>...</mn>
      <mi>,</mi>
      <mi>n</mi>
    </mrow>
    <annotation encoding="StarMath 5.0">i=1 , ... , n</annotation>
  </semantics>
</math>
</file>

<file path=Object 11/content.xml><?xml version="1.0" encoding="utf-8"?>
<math xmlns="http://www.w3.org/1998/Math/MathML">
  <semantics>
    <mrow>
      <msub>
        <mi>z</mi>
        <mi>i</mi>
      </msub>
    </mrow>
    <annotation encoding="StarMath 5.0">z_i</annotation>
  </semantics>
</math>
</file>

<file path=Object 12/content.xml><?xml version="1.0" encoding="utf-8"?>
<math xmlns="http://www.w3.org/1998/Math/MathML">
  <semantics>
    <mrow>
      <mrow>
        <mrow>
          <mi>x</mi>
          <mo stretchy="false">→</mo>
          <mi>y</mi>
        </mrow>
        <mo stretchy="false">→</mo>
        <mi>z</mi>
      </mrow>
    </mrow>
    <annotation encoding="StarMath 5.0">x toward y toward z</annotation>
  </semantics>
</math>
</file>

<file path=Object 13/content.xml><?xml version="1.0" encoding="utf-8"?>
<math xmlns="http://www.w3.org/1998/Math/MathML">
  <semantics>
    <mrow>
      <mrow>
        <mrow>
          <msub>
            <mo stretchy="false">θ</mo>
            <mi>i</mi>
          </msub>
          <mo stretchy="false">→</mo>
          <msub>
            <mi>z</mi>
            <mi>i</mi>
          </msub>
        </mrow>
        <mo stretchy="false">→</mo>
        <mi>y</mi>
      </mrow>
    </mrow>
    <annotation encoding="StarMath 5.0">%theta_i toward z_i toward y</annotation>
  </semantics>
</math>
</file>

<file path=Object 14/content.xml><?xml version="1.0" encoding="utf-8"?>
<math xmlns="http://www.w3.org/1998/Math/MathML">
  <semantics>
    <mrow>
      <msub>
        <mo stretchy="false">∇</mo>
        <mi>x</mi>
      </msub>
      <mrow>
        <mi>z</mi>
        <mo stretchy="false">=</mo>
        <msup>
          <mrow>
            <mrow>
              <mo stretchy="false">(</mo>
              <mrow>
                <mfrac>
                  <mrow>
                    <mo stretchy="false">∂</mo>
                    <mi>y</mi>
                  </mrow>
                  <mrow>
                    <mo stretchy="false">∂</mo>
                    <mi>x</mi>
                  </mrow>
                </mfrac>
              </mrow>
              <mo stretchy="false">)</mo>
            </mrow>
          </mrow>
          <mi>T</mi>
        </msup>
      </mrow>
      <msub>
        <mo stretchy="false">∇</mo>
        <mi>y</mi>
      </msub>
      <mi>z</mi>
    </mrow>
    <annotation encoding="StarMath 5.0">nabla_x z = {({partial y} over {partial x})}^T  nabla_y z</annotation>
  </semantics>
</math>
</file>

<file path=Object 15/content.xml><?xml version="1.0" encoding="utf-8"?>
<math xmlns="http://www.w3.org/1998/Math/MathML">
  <semantics>
    <mrow>
      <mrow>
        <mfrac>
          <mrow>
            <mo stretchy="false">∂</mo>
            <mi>y</mi>
          </mrow>
          <mrow>
            <mo stretchy="false">∂</mo>
            <msub>
              <mo stretchy="false">θ</mo>
              <mi>i</mi>
            </msub>
          </mrow>
        </mfrac>
        <mo stretchy="false">=</mo>
        <mfrac>
          <mrow>
            <mo stretchy="false">∂</mo>
            <mi>y</mi>
          </mrow>
          <mrow>
            <mo stretchy="false">∂</mo>
            <msub>
              <mi>z</mi>
              <mi>i</mi>
            </msub>
          </mrow>
        </mfrac>
      </mrow>
      <mfrac>
        <mrow>
          <mo stretchy="false">∂</mo>
          <msub>
            <mi>z</mi>
            <mi>i</mi>
          </msub>
        </mrow>
        <mrow>
          <mo stretchy="false">∂</mo>
          <msub>
            <mo stretchy="false">θ</mo>
            <mi>i</mi>
          </msub>
        </mrow>
      </mfrac>
    </mrow>
    <annotation encoding="StarMath 5.0">{partial y} over {partial %theta_i} 
= 
{partial y} over {partial z_i}
{partial z_i} over {partial %theta_i}</annotation>
  </semantics>
</math>
</file>

<file path=Object 16/content.xml><?xml version="1.0" encoding="utf-8"?>
<math xmlns="http://www.w3.org/1998/Math/MathML">
  <semantics>
    <mrow>
      <mrow>
        <mrow>
          <msub>
            <mi>z</mi>
            <mrow>
              <mrow>
                <mi>i</mi>
                <mo stretchy="false">−</mo>
                <mn>1</mn>
              </mrow>
            </mrow>
          </msub>
          <mo stretchy="false">→</mo>
          <msub>
            <mi>z</mi>
            <mi>i</mi>
          </msub>
        </mrow>
        <mo stretchy="false">→</mo>
        <mi>y</mi>
      </mrow>
    </mrow>
    <annotation encoding="StarMath 5.0">z_{i-1} toward z_i toward y</annotation>
  </semantics>
</math>
</file>

<file path=Object 17/content.xml><?xml version="1.0" encoding="utf-8"?>
<math xmlns="http://www.w3.org/1998/Math/MathML">
  <semantics>
    <mrow>
      <mrow>
        <mfrac>
          <mrow>
            <mo stretchy="false">∂</mo>
            <mi>y</mi>
          </mrow>
          <mrow>
            <mo stretchy="false">∂</mo>
            <msub>
              <mi>z</mi>
              <mrow>
                <mrow>
                  <mi>i</mi>
                  <mo stretchy="false">−</mo>
                  <mn>1</mn>
                </mrow>
              </mrow>
            </msub>
          </mrow>
        </mfrac>
        <mo stretchy="false">=</mo>
        <mfrac>
          <mrow>
            <mo stretchy="false">∂</mo>
            <mi>y</mi>
          </mrow>
          <mrow>
            <mo stretchy="false">∂</mo>
            <msub>
              <mi>z</mi>
              <mi>i</mi>
            </msub>
          </mrow>
        </mfrac>
      </mrow>
      <mfrac>
        <mrow>
          <mo stretchy="false">∂</mo>
          <msub>
            <mi>f</mi>
            <mi>i</mi>
          </msub>
        </mrow>
        <mrow>
          <mo stretchy="false">∂</mo>
          <msub>
            <mi>z</mi>
            <mrow>
              <mrow>
                <mi>i</mi>
                <mo stretchy="false">−</mo>
                <mn>1</mn>
              </mrow>
            </mrow>
          </msub>
        </mrow>
      </mfrac>
      <mrow>
        <mrow>
          <mo stretchy="false">(</mo>
          <mrow>
            <msub>
              <mi>z</mi>
              <mrow>
                <mrow>
                  <mi>i</mi>
                  <mo stretchy="false">−</mo>
                  <mn>1</mn>
                </mrow>
              </mrow>
            </msub>
          </mrow>
          <mo stretchy="false">)</mo>
        </mrow>
        <mo stretchy="false">=</mo>
        <mfrac>
          <mrow>
            <mo stretchy="false">∂</mo>
            <mi>y</mi>
          </mrow>
          <mrow>
            <mo stretchy="false">∂</mo>
            <msub>
              <mi>z</mi>
              <mi>i</mi>
            </msub>
          </mrow>
        </mfrac>
      </mrow>
      <mo stretchy="false">∇</mo>
      <msub>
        <mi>f</mi>
        <mi>i</mi>
      </msub>
    </mrow>
    <annotation encoding="StarMath 5.0">{partial y} over {partial z_{i-1}} 
= 
{partial y} over {partial z_i}
{partial f_i} over {partial z_{i-1}} (z_{i-1})
= 
{partial y} over {partial z_i}
nabla f_i</annotation>
  </semantics>
</math>
</file>

<file path=Object 18/content.xml><?xml version="1.0" encoding="utf-8"?>
<math xmlns="http://www.w3.org/1998/Math/MathML">
  <semantics>
    <mrow>
      <msub>
        <mi>z</mi>
        <mi>i</mi>
      </msub>
    </mrow>
    <annotation encoding="StarMath 5.0">z_i</annotation>
  </semantics>
</math>
</file>

<file path=Object 2/content.xml><?xml version="1.0" encoding="utf-8"?>
<math xmlns="http://www.w3.org/1998/Math/MathML">
  <semantics>
    <mrow>
      <mo stretchy="false">σ</mo>
      <mrow>
        <mrow>
          <mo stretchy="false">(</mo>
          <mrow>
            <mi>z</mi>
          </mrow>
          <mo stretchy="false">)</mo>
        </mrow>
        <mo stretchy="false">=</mo>
        <mrow>
          <mfrac>
            <mn>1</mn>
            <mrow>
              <mrow>
                <mn>1</mn>
                <mo stretchy="false">+</mo>
                <msup>
                  <mi>e</mi>
                  <mrow>
                    <mrow>
                      <mo stretchy="false">−</mo>
                      <mi>z</mi>
                    </mrow>
                  </mrow>
                </msup>
              </mrow>
            </mrow>
          </mfrac>
        </mrow>
      </mrow>
    </mrow>
    <annotation encoding="StarMath 5.0">%sigma(z) = {1 over {1 + e^{-z}}}</annotation>
  </semantics>
</math>
</file>

<file path=Object 3/content.xml><?xml version="1.0" encoding="utf-8"?>
<math xmlns="http://www.w3.org/1998/Math/MathML">
  <semantics>
    <mrow>
      <mrow>
        <mi mathvariant="italic">softmax</mi>
      </mrow>
      <mrow>
        <mrow>
          <mo stretchy="false">(</mo>
          <mrow>
            <msub>
              <mi>z</mi>
              <mi>i</mi>
            </msub>
          </mrow>
          <mo stretchy="false">)</mo>
        </mrow>
        <mo stretchy="false">=</mo>
        <mrow>
          <mfrac>
            <msup>
              <mi>e</mi>
              <mrow>
                <msub>
                  <mi>z</mi>
                  <mi>i</mi>
                </msub>
              </mrow>
            </msup>
            <mrow>
              <mrow>
                <msubsup>
                  <mo stretchy="false">∑</mo>
                  <mrow>
                    <mrow>
                      <mi>j</mi>
                      <mo stretchy="false">=</mo>
                      <mn>1</mn>
                    </mrow>
                  </mrow>
                  <mi>n</mi>
                </msubsup>
                <msup>
                  <mi>e</mi>
                  <mrow>
                    <msub>
                      <mi>z</mi>
                      <mi>j</mi>
                    </msub>
                  </mrow>
                </msup>
              </mrow>
            </mrow>
          </mfrac>
        </mrow>
      </mrow>
    </mrow>
    <annotation encoding="StarMath 5.0">{softmax}(z_i) = {e^{z_i} over {sum_{j=1}^n e^{z_j}}}</annotation>
  </semantics>
</math>
</file>

<file path=Object 4/content.xml><?xml version="1.0" encoding="utf-8"?>
<math xmlns="http://www.w3.org/1998/Math/MathML">
  <semantics>
    <mrow>
      <mi>g</mi>
      <mrow>
        <mo stretchy="false">(</mo>
        <mrow>
          <msup>
            <mi>W</mi>
            <mi>T</mi>
          </msup>
          <mrow>
            <mi>h</mi>
            <mo stretchy="false">+</mo>
            <mi>b</mi>
          </mrow>
        </mrow>
        <mo stretchy="false">)</mo>
      </mrow>
    </mrow>
    <annotation encoding="StarMath 5.0">g(W^T h + b)</annotation>
  </semantics>
</math>
</file>

<file path=Object 5/content.xml><?xml version="1.0" encoding="utf-8"?>
<math xmlns="http://www.w3.org/1998/Math/MathML">
  <semantics>
    <mrow>
      <mrow>
        <mo stretchy="false">σ</mo>
      </mrow>
      <mrow>
        <mrow>
          <mo stretchy="false">(</mo>
          <mrow>
            <msub>
              <mi>z</mi>
              <mi>i</mi>
            </msub>
          </mrow>
          <mo stretchy="false">)</mo>
        </mrow>
        <mo stretchy="false">=</mo>
        <mrow>
          <mfrac>
            <msup>
              <mi>e</mi>
              <mrow>
                <msub>
                  <mi>z</mi>
                  <mi>i</mi>
                </msub>
              </mrow>
            </msup>
            <mrow>
              <mrow>
                <mn>1</mn>
                <mo stretchy="false">+</mo>
                <mrow>
                  <msubsup>
                    <mo stretchy="false">∑</mo>
                    <mrow>
                      <mrow>
                        <mi>j</mi>
                        <mo stretchy="false">=</mo>
                        <mn>1</mn>
                      </mrow>
                    </mrow>
                    <mi>n</mi>
                  </msubsup>
                  <msup>
                    <mi>e</mi>
                    <mrow>
                      <msub>
                        <mi>z</mi>
                        <mi>j</mi>
                      </msub>
                    </mrow>
                  </msup>
                </mrow>
              </mrow>
            </mrow>
          </mfrac>
        </mrow>
      </mrow>
    </mrow>
    <annotation encoding="StarMath 5.0">{%sigma}(z_i) = {e^{z_i} over {1+sum_{j=1}^n e^{z_j}}}</annotation>
  </semantics>
</math>
</file>

<file path=Object 6/content.xml><?xml version="1.0" encoding="utf-8"?>
<math xmlns="http://www.w3.org/1998/Math/MathML">
  <semantics>
    <mrow>
      <mrow>
        <msub>
          <mi>z</mi>
          <mn>0</mn>
        </msub>
        <mo stretchy="false">=</mo>
        <mi>x</mi>
      </mrow>
    </mrow>
    <annotation encoding="StarMath 5.0">z_0 = x</annotation>
  </semantics>
</math>
</file>

<file path=Object 7/content.xml><?xml version="1.0" encoding="utf-8"?>
<math xmlns="http://www.w3.org/1998/Math/MathML">
  <semantics>
    <mrow>
      <mrow>
        <msub>
          <mi>z</mi>
          <mi>i</mi>
        </msub>
        <mo stretchy="false">=</mo>
        <msub>
          <mi>f</mi>
          <mi>i</mi>
        </msub>
      </mrow>
      <mrow>
        <mo stretchy="false">(</mo>
        <mrow>
          <msub>
            <mi>z</mi>
            <mrow>
              <mrow>
                <mi>i</mi>
                <mo stretchy="false">−</mo>
                <mn>1</mn>
              </mrow>
            </mrow>
          </msub>
          <mi>,</mi>
          <msub>
            <mo stretchy="false">θ</mo>
            <mi>i</mi>
          </msub>
        </mrow>
        <mo stretchy="false">)</mo>
      </mrow>
    </mrow>
    <annotation encoding="StarMath 5.0">z_i = f_i(z_{i-1}, %theta_i)</annotation>
  </semantics>
</math>
</file>

<file path=Object 8/content.xml><?xml version="1.0" encoding="utf-8"?>
<math xmlns="http://www.w3.org/1998/Math/MathML">
  <semantics>
    <mrow>
      <mrow>
        <mi>y</mi>
        <mo stretchy="false">=</mo>
        <msub>
          <mi>z</mi>
          <mi>n</mi>
        </msub>
      </mrow>
    </mrow>
    <annotation encoding="StarMath 5.0">y = z_n </annotation>
  </semantics>
</math>
</file>

<file path=Object 9/content.xml><?xml version="1.0" encoding="utf-8"?>
<math xmlns="http://www.w3.org/1998/Math/MathML">
  <semantics>
    <mrow>
      <msub>
        <mo stretchy="false">θ</mo>
        <mi>i</mi>
      </msub>
    </mrow>
    <annotation encoding="StarMath 5.0">%theta_i</annotation>
  </semantics>
</math>
</file>